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12.21mm"/>
    </style:style>
    <style:style style:name="co3" style:family="table-column">
      <style:table-column-properties fo:break-before="auto" style:column-width="12.56mm"/>
    </style:style>
    <style:style style:name="co4" style:family="table-column">
      <style:table-column-properties fo:break-before="auto" style:column-width="13.1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9.4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1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ime-style style:name="N10040" number:language="de" number:country="LI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order-bottom="0.99pt double #000000" style:border-line-width-bottom="0.26mm 0.04mm 0.53mm" fo:border-left="none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 style:data-style-name="N20108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 style:data-style-name="N10040"/>
    <style:style style:name="ce2" style:family="table-cell" style:parent-style-name="Default" style:data-style-name="N100">
      <style:table-cell-properties fo:wrap-option="wrap"/>
      <style:text-properties fo:hyphenate="true"/>
    </style:style>
    <style:style style:name="ce9" style:family="table-cell" style:parent-style-name="Default" style:data-style-name="N20107"/>
  </office:automatic-styles>
  <office:body>
    <office:spreadsheet>
      <table:calculation-settings table:automatic-find-labels="false" table:use-regular-expressions="false" table:use-wildcards="true"/>
      <table:table table:name="Аркуш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9"/>
        <table:table-column table:style-name="co6" table:default-cell-style-name="Default"/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Kunde:</text:p>
          </table:table-cell>
          <table:table-cell table:style-name="ce4" table:number-columns-spanned="5" table:number-rows-spanned="1"/>
          <table:covered-table-cell table:number-columns-repeated="3" table:style-name="Default"/>
          <table:covered-table-cell/>
        </table:table-row>
        <table:table-row table:style-name="ro1">
          <table:table-cell office:value-type="string" calcext:value-type="string">
            <text:p>Mitarbeiter:</text:p>
          </table:table-cell>
          <table:table-cell table:style-name="ce4" table:number-columns-spanned="5" table:number-rows-spanned="1"/>
          <table:covered-table-cell table:number-columns-repeated="3" table:style-name="Default"/>
          <table:covered-table-cell/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Monat:</text:p>
          </table:table-cell>
          <table:table-cell table:style-name="ce6" office:value-type="date" office:date-value="2020-01-01" calcext:value-type="date" table:number-columns-spanned="4" table:number-rows-spanned="1">
            <text:p>Januar 2020</text:p>
          </table:table-cell>
          <table:covered-table-cell table:number-columns-repeated="3" table:style-name="Default"/>
          <table:table-cell/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2">
          <table:table-cell office:value-type="string" calcext:value-type="string">
            <text:p>Tag</text:p>
          </table:table-cell>
          <table:table-cell table:style-name="Default" office:value-type="string" calcext:value-type="string">
            <text:p>Von</text:p>
          </table:table-cell>
          <table:table-cell table:style-name="Default" office:value-type="string" calcext:value-type="string">
            <text:p>Bis</text:p>
          </table:table-cell>
          <table:table-cell table:style-name="Default" office:value-type="string" calcext:value-type="string">
            <text:p>Pause</text:p>
          </table:table-cell>
          <table:table-cell table:style-name="ce2" office:value-type="string" calcext:value-type="string">
            <text:p>Stunden- anzahl</text:p>
          </table:table-cell>
          <table:table-cell office:value-type="string" calcext:value-type="string">
            <text:p>Tätigkeitsnoti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2H20M00S" calcext:value-type="time">
            <text:p>12:20</text:p>
          </table:table-cell>
          <table:table-cell office:value-type="time" office:time-value="PT00H22M00S" calcext:value-type="time">
            <text:p>00:22</text:p>
          </table:table-cell>
          <table:table-cell table:formula="of:=HOUR([.C8])-HOUR([.B8])-HOUR([.D8]) + ((MINUTE([.C8]) - MINUTE([.B8])-MINUTE([.D8])))/60" office:value-type="float" office:value="0.966666666666667" calcext:value-type="float">
            <text:p>0,9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00H30M00S" calcext:value-type="time">
            <text:p>00:30</text:p>
          </table:table-cell>
          <table:table-cell table:formula="of:=HOUR([.C9])-HOUR([.B9])-HOUR([.D9]) + ((MINUTE([.C9]) - MINUTE([.B9])-MINUTE([.D9])))/60" office:value-type="float" office:value="0.5" calcext:value-type="float">
            <text:p>0,5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table:formula="of:=HOUR([.C10])-HOUR([.B10])-HOUR([.D10]) + ((MINUTE([.C10]) - MINUTE([.B10])-MINUTE([.D10])))/60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formula="of:=HOUR([.C11])-HOUR([.B11])-HOUR([.D11]) + ((MINUTE([.C11]) - MINUTE([.B11])-MINUTE([.D11])))/60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table:formula="of:=HOUR([.C12])-HOUR([.B12])-HOUR([.D12]) + ((MINUTE([.C12]) - MINUTE([.B12])-MINUTE([.D12])))/60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table:formula="of:=HOUR([.C13])-HOUR([.B13])-HOUR([.D13]) + ((MINUTE([.C13]) - MINUTE([.B13])-MINUTE([.D13])))/60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table:formula="of:=HOUR([.C14])-HOUR([.B14])-HOUR([.D14]) + ((MINUTE([.C14]) - MINUTE([.B14])-MINUTE([.D14])))/60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table:formula="of:=HOUR([.C15])-HOUR([.B15])-HOUR([.D15]) + ((MINUTE([.C15]) - MINUTE([.B15])-MINUTE([.D15])))/60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table:formula="of:=HOUR([.C16])-HOUR([.B16])-HOUR([.D16]) + ((MINUTE([.C16]) - MINUTE([.B16])-MINUTE([.D16])))/60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table:formula="of:=HOUR([.C17])-HOUR([.B17])-HOUR([.D17]) + ((MINUTE([.C17]) - MINUTE([.B17])-MINUTE([.D17])))/60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  <table:table-cell table:formula="of:=HOUR([.C18])-HOUR([.B18])-HOUR([.D18]) + ((MINUTE([.C18]) - MINUTE([.B18])-MINUTE([.D18])))/60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  <table:table-cell table:formula="of:=HOUR([.C19])-HOUR([.B19])-HOUR([.D19]) + ((MINUTE([.C19]) - MINUTE([.B19])-MINUTE([.D19])))/60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  <table:table-cell table:formula="of:=HOUR([.C20])-HOUR([.B20])-HOUR([.D20]) + ((MINUTE([.C20]) - MINUTE([.B20])-MINUTE([.D20])))/60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  <table:table-cell table:formula="of:=HOUR([.C21])-HOUR([.B21])-HOUR([.D21]) + ((MINUTE([.C21]) - MINUTE([.B21])-MINUTE([.D21])))/60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  <table:table-cell table:formula="of:=HOUR([.C22])-HOUR([.B22])-HOUR([.D22]) + ((MINUTE([.C22]) - MINUTE([.B22])-MINUTE([.D22])))/60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table:formula="of:=HOUR([.C23])-HOUR([.B23])-HOUR([.D23]) + ((MINUTE([.C23]) - MINUTE([.B23])-MINUTE([.D23])))/60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  <table:table-cell table:formula="of:=HOUR([.C24])-HOUR([.B24])-HOUR([.D24]) + ((MINUTE([.C24]) - MINUTE([.B24])-MINUTE([.D24])))/60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  <table:table-cell table:formula="of:=HOUR([.C25])-HOUR([.B25])-HOUR([.D25]) + ((MINUTE([.C25]) - MINUTE([.B25])-MINUTE([.D25])))/60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  <table:table-cell table:formula="of:=HOUR([.C26])-HOUR([.B26])-HOUR([.D26]) + ((MINUTE([.C26]) - MINUTE([.B26])-MINUTE([.D26])))/60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  <table:table-cell table:formula="of:=HOUR([.C27])-HOUR([.B27])-HOUR([.D27]) + ((MINUTE([.C27]) - MINUTE([.B27])-MINUTE([.D27])))/60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  <table:table-cell table:formula="of:=HOUR([.C28])-HOUR([.B28])-HOUR([.D28]) + ((MINUTE([.C28]) - MINUTE([.B28])-MINUTE([.D28])))/60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  <table:table-cell table:formula="of:=HOUR([.C29])-HOUR([.B29])-HOUR([.D29]) + ((MINUTE([.C29]) - MINUTE([.B29])-MINUTE([.D29])))/60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table:formula="of:=HOUR([.C30])-HOUR([.B30])-HOUR([.D30]) + ((MINUTE([.C30]) - MINUTE([.B30])-MINUTE([.D30])))/60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  <table:table-cell table:formula="of:=HOUR([.C31])-HOUR([.B31])-HOUR([.D31]) + ((MINUTE([.C31]) - MINUTE([.B31])-MINUTE([.D31])))/60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  <table:table-cell table:formula="of:=HOUR([.C32])-HOUR([.B32])-HOUR([.D32]) + ((MINUTE([.C32]) - MINUTE([.B32])-MINUTE([.D32])))/60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/>
          <table:table-cell table:formula="of:=HOUR([.C33])-HOUR([.B33])-HOUR([.D33]) + ((MINUTE([.C33]) - MINUTE([.B33])-MINUTE([.D33])))/60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  <table:table-cell table:formula="of:=HOUR([.C34])-HOUR([.B34])-HOUR([.D34]) + ((MINUTE([.C34]) - MINUTE([.B34])-MINUTE([.D34])))/60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  <table:table-cell table:formula="of:=HOUR([.C35])-HOUR([.B35])-HOUR([.D35]) + ((MINUTE([.C35]) - MINUTE([.B35])-MINUTE([.D35])))/60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  <table:table-cell table:formula="of:=HOUR([.C36])-HOUR([.B36])-HOUR([.D36]) + ((MINUTE([.C36]) - MINUTE([.B36])-MINUTE([.D36])))/60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  <table:table-cell table:formula="of:=HOUR([.C37])-HOUR([.B37])-HOUR([.D37]) + ((MINUTE([.C37]) - MINUTE([.B37])-MINUTE([.D37])))/60" office:value-type="float" office:value="0" calcext:value-type="float">
            <text:p>0,0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  <table:table-cell table:formula="of:=HOUR([.C38])-HOUR([.B38])-HOUR([.D38]) + ((MINUTE([.C38]) - MINUTE([.B38])-MINUTE([.D38])))/60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Default"/>
          <table:table-cell table:style-name="Default" office:value-type="string" calcext:value-type="string" table:number-columns-spanned="2" table:number-rows-spanned="1">
            <text:p>Summe:</text:p>
          </table:table-cell>
          <table:covered-table-cell table:style-name="Default"/>
          <table:table-cell table:formula="of:=SUM([.E8:.E38])" office:value-type="float" office:value="1.46666666666667" calcext:value-type="float">
            <text:p>1,47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 table:number-columns-spanned="3" table:number-rows-spanned="1">
            <text:p>Unterschrift Mitarbeiter</text:p>
          </table:table-cell>
          <table:covered-table-cell table:number-columns-repeated="2" table:style-name="Default"/>
          <table:table-cell table:style-name="Default"/>
          <table:table-cell table:style-name="Default" office:value-type="string" calcext:value-type="string" table:number-columns-spanned="2" table:number-rows-spanned="1">
            <text:p>Unterschrift Kunde</text:p>
          </table:table-cell>
          <table:covered-table-cell/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 table:style-name="ce1" table:number-columns-spanned="3" table:number-rows-spanned="1"/>
          <table:covered-table-cell table:number-columns-repeated="2" table:style-name="Default"/>
          <table:table-cell table:style-name="Default"/>
          <table:table-cell table:style-name="ce1" table:number-columns-spanned="2" table:number-rows-spanned="1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107P0" style:volatile="true" number:language="de" number:country="LI">
      <number:number number:decimal-places="2" loext:min-decimal-places="2" number:min-integer-digits="0" number:grouping="true"/>
    </number:number-style>
    <number:number-style style:name="N10107" number:language="de" number:country="LI">
      <style:text-properties fo:color="#ff0000"/>
      <number:text>-</number:text>
      <number:number number:decimal-places="2" loext:min-decimal-places="2" number:min-integer-digits="0" number:grouping="true"/>
      <style:map style:condition="value()&gt;=0" style:apply-style-name="N10107P0"/>
    </number:number-style>
    <number:number-style style:name="N10108P0" style:volatile="true" number:language="de" number:country="LI">
      <number:number number:decimal-places="2" loext:min-decimal-places="2" number:min-integer-digits="1" number:grouping="true"/>
    </number:number-style>
    <number:number-style style:name="N10108" number:language="de" number:country="LI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20107P0" style:volatile="true" number:language="de" number:country="DE">
      <number:number number:decimal-places="2" loext:min-decimal-places="2" number:min-integer-digits="1" number:grouping="true"/>
    </number:number-style>
    <number:number-style style:name="N20107" number:language="de" number:country="D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07P0"/>
    </number:number-style>
    <number:date-style style:name="N20108" number:language="de" number:country="DE">
      <number:month number:style="long" number:textual="true"/>
      <number:text> </number:text>
      <number:year number:style="long"/>
    </number:dat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.00.0000</text:date>, <text:time style:data-style-name="N2" text:time-value="21:43:21.621406611">00:00:00</text:time></text:p>
        </style:region-right>
      </style:header>
      <style:header-left style:display="false"/>
      <style:footer>
        <text:p>Сторінк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20:56:45.202479026</meta:creation-date>
    <dc:date>2020-03-09T21:54:19.128197469</dc:date>
    <meta:editing-duration>PT19M29S</meta:editing-duration>
    <meta:editing-cycles>5</meta:editing-cycles>
    <meta:generator>LibreOffice/6.0.7.3$Linux_X86_64 LibreOffice_project/00m0$Build-3</meta:generator>
    <meta:document-statistic meta:table-count="1" meta:cell-count="82" meta:object-count="0"/>
  </office:meta>
</office:document-meta>
</file>